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ans" svg:font-family="Open-sans, sans-serif"/>
    <style:font-face style:name="OpenSymbol" svg:font-family="OpenSymbol"/>
    <style:font-face style:name="Roboto" svg:font-family="Roboto, 'Helvetica Neue', Helvetica, Arial, sans-serif"/>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5"/>
    <style:style style:name="P2" style:family="paragraph" style:parent-style-name="Standard">
      <style:text-properties style:font-name="Arial"/>
    </style:style>
    <style:style style:name="P3" style:family="paragraph" style:parent-style-name="Standard" style:list-style-name="L10">
      <style:text-properties style:font-name="Arial"/>
    </style:style>
    <style:style style:name="P4" style:family="paragraph" style:parent-style-name="Standard" style:list-style-name="L12">
      <style:paragraph-properties fo:line-height="150%"/>
    </style:style>
    <style:style style:name="P5" style:family="paragraph" style:parent-style-name="Standard" style:list-style-name="">
      <style:paragraph-properties fo:margin-top="0in" fo:margin-bottom="0.139in" fo:line-height="115%" fo:text-align="center" style:justify-single-word="false"/>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list-style-name="L1">
      <style:paragraph-properties fo:margin-top="0in" fo:margin-bottom="0.139in" fo:line-height="150%" fo:text-align="start" style:justify-single-word="false"/>
      <style:text-properties fo:font-size="14pt" fo:language="en" fo:country="none"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list-style-name="L1">
      <style:paragraph-properties fo:margin-top="0in" fo:margin-bottom="0.139in" fo:line-height="150%" fo:text-align="start" style:justify-single-word="false">
        <style:tab-stops/>
      </style:paragraph-properties>
      <style:text-properties fo:font-size="14pt" fo:language="en" fo:country="none" style:font-size-asian="14pt" style:font-size-complex="14pt"/>
    </style:style>
    <style:style style:name="P8" style:family="paragraph" style:parent-style-name="Standard" style:list-style-name="L5">
      <style:paragraph-properties fo:margin-top="0in" fo:margin-bottom="0.139in" fo:line-height="10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9"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0"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text-underline-style="none" fo:font-weight="bold" style:font-size-asian="12pt" style:font-weight-asian="bold" style:font-size-complex="12pt" style:font-weight-complex="bold"/>
    </style:style>
    <style:style style:name="P11"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2pt" fo:language="en" fo:country="none" style:font-size-asian="12pt" style:font-size-complex="12pt"/>
    </style:style>
    <style:style style:name="P12" style:family="paragraph" style:parent-style-name="Standard" style:list-style-name="L1">
      <style:paragraph-properties fo:margin-top="0in" fo:margin-bottom="0.139in" fo:line-height="115%">
        <style:tab-stops/>
      </style:paragraph-properties>
      <style:text-properties style:font-name="Arial" fo:font-size="12pt" fo:language="en" fo:country="none" style:font-size-asian="12pt" style:font-size-complex="12pt"/>
    </style:style>
    <style:style style:name="P13"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font-size-asian="12pt" style:font-size-complex="12pt"/>
    </style:style>
    <style:style style:name="P14"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5" style:family="paragraph" style:parent-style-name="Standard" style:list-style-name="L1">
      <style:paragraph-properties fo:margin-top="0in" fo:margin-bottom="0.139in" fo:line-height="150%">
        <style:tab-stops/>
      </style:paragraph-properties>
      <style:text-properties style:font-name="Arial" fo:font-size="12pt" fo:language="en" fo:country="none" style:font-size-asian="12pt" style:font-size-complex="12pt"/>
    </style:style>
    <style:style style:name="P16"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style:font-size-asian="12pt" style:font-size-complex="12pt"/>
    </style:style>
    <style:style style:name="P17" style:family="paragraph" style:parent-style-name="Standard">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bold" style:font-size-asian="14pt" style:font-weight-asian="bold" style:font-size-complex="14pt" style:font-weight-complex="bold"/>
    </style:style>
    <style:style style:name="P18"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19"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0"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font-size-asian="14pt" style:font-size-complex="14pt"/>
    </style:style>
    <style:style style:name="P21" style:family="paragraph" style:parent-style-name="Standard" style:list-style-name="L12">
      <style:paragraph-properties fo:margin-top="0in" fo:margin-bottom="0.139in" fo:line-height="150%" fo:text-align="start" style:justify-single-word="false">
        <style:tab-stops/>
      </style:paragraph-properties>
      <style:text-properties style:font-name="Arial"/>
    </style:style>
    <style:style style:name="P22" style:family="paragraph" style:parent-style-name="Standard" style:list-style-name="L17">
      <style:paragraph-properties fo:margin-top="0in" fo:margin-bottom="0.139in" fo:line-height="150%" fo:text-align="start" style:justify-single-word="false">
        <style:tab-stops/>
      </style:paragraph-properties>
      <style:text-properties fo:font-size="12pt" style:font-size-asian="12pt" style:font-size-complex="12pt"/>
    </style:style>
    <style:style style:name="P23" style:family="paragraph" style:parent-style-name="Standard" style:list-style-name="L19">
      <style:paragraph-properties fo:margin-top="0in" fo:margin-bottom="0.139in" fo:line-height="150%" fo:text-align="start" style:justify-single-word="false">
        <style:tab-stops/>
      </style:paragraph-properties>
      <style:text-properties fo:font-size="12pt" style:font-size-asian="12pt" style:font-size-complex="12pt"/>
    </style:style>
    <style:style style:name="P24" style:family="paragraph" style:parent-style-name="Standard" style:list-style-name="L1">
      <style:paragraph-properties fo:margin-top="0in" fo:margin-bottom="0.139in" fo:line-height="115%" fo:text-align="start" style:justify-single-word="false">
        <style:tab-stops>
          <style:tab-stop style:position="0.1252in"/>
        </style:tab-stops>
      </style:paragraph-properties>
      <style:text-properties fo:font-size="16pt" fo:language="en" fo:country="none" style:font-size-asian="16pt" style:font-size-complex="16pt"/>
    </style:style>
    <style:style style:name="P25" style:family="paragraph" style:parent-style-name="Standard" style:list-style-name="L1">
      <style:paragraph-properties fo:margin-top="0in" fo:margin-bottom="0.139in" fo:line-height="150%" fo:text-align="start" style:justify-single-word="false">
        <style:tab-stops/>
      </style:paragraph-properties>
    </style:style>
    <style:style style:name="P26" style:family="paragraph" style:parent-style-name="Standard" style:list-style-name="L12">
      <style:paragraph-properties fo:margin-top="0in" fo:margin-bottom="0.139in" fo:line-height="150%" fo:text-align="start" style:justify-single-word="false">
        <style:tab-stops/>
      </style:paragraph-properties>
    </style:style>
    <style:style style:name="P27" style:family="paragraph" style:parent-style-name="Standard" style:list-style-name="L1">
      <style:paragraph-properties fo:margin-top="0in" fo:margin-bottom="0.139in" fo:line-height="150%">
        <style:tab-stops/>
      </style:paragraph-properties>
    </style:style>
    <style:style style:name="P28" style:family="paragraph" style:parent-style-name="Standard" style:list-style-name="L1">
      <style:paragraph-properties fo:margin-top="0in" fo:margin-bottom="0.139in" fo:line-height="150%">
        <style:tab-stops>
          <style:tab-stop style:position="0.0937in"/>
        </style:tab-stops>
      </style:paragraph-properties>
    </style:style>
    <style:style style:name="P29" style:family="paragraph" style:parent-style-name="Standard" style:list-style-name="" style:master-page-name="Standard">
      <style:paragraph-properties fo:margin-top="0in" fo:margin-bottom="0.139in" fo:line-height="115%" fo:text-align="center" style:justify-single-word="false" style:page-number="auto"/>
      <style:text-properties style:font-name="Arial"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language="en" fo:country="none"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T4" style:family="text">
      <style:text-properties fo:font-variant="normal" fo:text-transform="none" fo:color="#000000" style:font-name="arial" fo:font-size="10.5pt" fo:letter-spacing="normal" fo:language="en" fo:country="none" fo:font-style="normal" fo:font-weight="normal" style:font-size-asian="14pt" style:font-size-complex="14pt"/>
    </style:style>
    <style:style style:name="T5" style:family="text">
      <style:text-properties fo:font-variant="normal" fo:text-transform="none" fo:color="#000000" fo:font-size="10.5pt" fo:letter-spacing="normal" fo:language="en" fo:country="none" fo:font-style="normal" fo:font-weight="normal" style:font-size-asian="14pt" style:font-size-complex="14pt"/>
    </style:style>
    <style:style style:name="T6" style:family="text">
      <style:text-properties fo:font-variant="normal" fo:text-transform="none" fo:color="#000000" fo:letter-spacing="normal" fo:language="en" fo:country="none" fo:font-style="normal" fo:font-weight="normal"/>
    </style:style>
    <style:style style:name="T7" style:family="text">
      <style:text-properties fo:font-variant="normal" fo:text-transform="none" fo:color="#333333" style:font-name="Arial" fo:font-size="12pt" fo:letter-spacing="normal" fo:language="en" fo:country="none"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333333" style:font-name="Arial" fo:font-size="12pt" fo:letter-spacing="normal" fo:font-style="normal" style:text-underline-style="none" fo:font-weight="normal" style:font-weight-asian="normal" style:font-weight-complex="normal"/>
    </style:style>
    <style:style style:name="T9" style:family="text">
      <style:text-properties fo:font-variant="normal" fo:text-transform="none" fo:color="#333333" fo:font-size="12pt" fo:letter-spacing="normal" fo:language="en" fo:country="none" fo:font-style="normal" style:text-underline-style="none" fo:font-weight="normal" style:font-size-asian="12pt" style:font-weight-asian="normal" style:font-size-complex="12pt" style:font-weight-complex="normal"/>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4pt" fo:language="en" fo:country="none" style:font-size-asian="14pt" style:font-size-complex="14pt"/>
    </style:style>
    <style:style style:name="T13" style:family="text">
      <style:text-properties fo:font-size="14pt" style:font-size-asian="14pt" style:font-size-complex="14pt"/>
    </style:style>
    <style:style style:name="T14" style:family="text">
      <style:text-properties style:font-name="Arial" fo:font-size="12pt" fo:language="en" fo:country="none" style:text-underline-style="none" fo:font-weight="normal" style:font-size-asian="12pt" style:font-weight-asian="normal" style:font-size-complex="12pt" style:font-weight-complex="normal"/>
    </style:style>
    <style:style style:name="T15" style:family="text">
      <style:text-properties style:font-name="Arial" fo:font-size="12pt" fo:language="en" fo:country="none" style:font-size-asian="12pt" style:font-size-complex="12pt"/>
    </style:style>
    <style:style style:name="T16" style:family="text">
      <style:text-properties style:font-name="Arial" fo:font-size="12pt" fo:language="en" fo:country="none" fo:font-weight="bold" style:font-size-asian="12pt" style:font-weight-asian="bold" style:font-size-complex="12pt" style:font-weight-complex="bold"/>
    </style:style>
    <style:style style:name="T17" style:family="text">
      <style:text-properties style:font-name="Arial" fo:font-size="12pt" style:font-size-asian="12pt" style:font-size-complex="12pt"/>
    </style:style>
    <style:style style:name="T18" style:family="text">
      <style:text-properties style:font-name="Arial" fo:font-size="14pt" fo:language="en" fo:country="none" style:text-underline-style="none" fo:font-weight="normal" style:font-size-asian="14pt" style:font-weight-asian="normal" style:font-size-complex="14pt" style:font-weight-complex="normal"/>
    </style:style>
    <style:style style:name="T19" style:family="text">
      <style:text-properties style:font-name="Arial" fo:font-size="14pt" fo:language="en" fo:country="none" style:font-size-asian="14pt" style:font-size-complex="14pt"/>
    </style:style>
    <style:style style:name="T20" style:family="text">
      <style:text-properties style:font-name="Arial" fo:font-size="14pt" style:font-size-asian="14pt" style:font-size-complex="14pt"/>
    </style:style>
    <style:style style:name="T21" style:family="text">
      <style:text-properties style:font-name="Arial" fo:language="en" fo:country="none"/>
    </style:style>
    <style:style style:name="T22" style:family="text">
      <style:text-properties style:font-name="Arial" fo:language="en" fo:country="none" style:text-underline-style="none" fo:font-weight="normal" style:font-weight-asian="normal" style:font-weight-complex="normal"/>
    </style:style>
    <style:style style:name="T23" style:family="text">
      <style:text-properties style:font-name="Arial" style:text-underline-style="none" fo:font-weight="normal" style:font-weight-asian="normal" style:font-weight-complex="normal"/>
    </style:style>
    <style:style style:name="T24" style:family="text">
      <style:text-properties fo:language="en" fo:country="none"/>
    </style:style>
    <style:style style:name="T25"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3in" fo:text-indent="-0.25in" fo:margin-left="2.804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091in" fo:text-indent="-0.25in" fo:margin-left="0.909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91in" fo:text-indent="-0.25in" fo:margin-left="3.1591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126in" fo:text-indent="-0.25in" fo:margin-left="0.9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26in" fo:text-indent="-0.25in" fo:margin-left="1.1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26in" fo:text-indent="-0.25in" fo:margin-left="1.4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26in" fo:text-indent="-0.25in" fo:margin-left="1.6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26in" fo:text-indent="-0.25in" fo:margin-left="1.9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26in" fo:text-indent="-0.25in" fo:margin-left="2.1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26in" fo:text-indent="-0.25in" fo:margin-left="2.4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26in" fo:text-indent="-0.25in" fo:margin-left="2.6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26in" fo:text-indent="-0.25in" fo:margin-left="2.9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26in" fo:text-indent="-0.25in" fo:margin-left="3.162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626in" fo:text-indent="-0.25in" fo:margin-left="0.6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26in" fo:text-indent="-0.25in" fo:margin-left="0.9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26in" fo:text-indent="-0.25in" fo:margin-left="1.1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26in" fo:text-indent="-0.25in" fo:margin-left="1.4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26in" fo:text-indent="-0.25in" fo:margin-left="1.6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26in" fo:text-indent="-0.25in" fo:margin-left="1.9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26in" fo:text-indent="-0.25in" fo:margin-left="2.1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26in" fo:text-indent="-0.25in" fo:margin-left="2.4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26in" fo:text-indent="-0.25in" fo:margin-left="2.6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26in" fo:text-indent="-0.25in" fo:margin-left="2.9126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st Automation Assignment</text:p>
      <text:p text:style-name="P5"/>
      <text:list xml:id="list7638873614042108003" text:style-name="L1">
        <text:list-item>
          <text:p text:style-name="P6"><text:bookmark text:name="docs-internal-guid-7455911d-7fff-0261-776e-b39d1fcabbd4"/><text:span text:style-name="T1">Which software development technique is good for the systems that have third party API calls, cron jobs, data exports/imports, etc.,</text:span></text:p>
          <text:p text:style-name="P9">TDD(Test Driven Developement), as it focuses on how functionality is implemented rather than focusing on end user needs. Above given applications suits this purpose.</text:p>
        </text:list-item>
        <text:list-item>
          <text:p text:style-name="P19">Where does Test Automation fit in the Software Life Cycle? Explain with diagram?</text:p>
          <text:p text:style-name="P19"><draw:frame draw:style-name="fr1" draw:name="graphics1" text:anchor-type="as-char" svg:width="6in" svg:height="2.65in" draw:z-index="0"><draw:image xlink:href="Pictures/20000007000627190002B7ABA9ADC76F.wmf" xlink:type="simple" xlink:show="embed" xlink:actuate="onLoad"/></draw:frame></text:p>
        </text:list-item>
      </text:list>
      <text:p text:style-name="P17"/>
      <text:list xml:id="list38286493" text:continue-numbering="true" text:style-name="L1">
        <text:list-item>
          <text:p text:style-name="P19">Can we skip the manual testing and why?</text:p>
          <text:p text:style-name="P9">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list-item>
        <text:list-item>
          <text:p text:style-name="P25"><text:bookmark text:name="docs-internal-guid-210e527f-7fff-fc27-f33d-5e069ced5a5f"/><text:span text:style-name="T3">Give the names of selector?</text:span><text:bookmark text:name="ids"/><text:span text:style-name="T18"> </text:span></text:p>
        </text:list-item>
      </text:list>
      <text:list xml:id="list1124253086666323458" text:style-name="L12">
        <text:list-item>
          <text:p text:style-name="P26"><text:span text:style-name="T14">Targeting using Ids</text:span></text:p>
          <text:p text:style-name="P26"><text:soft-page-break/>&lt;input id="email" value=""&gt;</text:p>
          <text:p text:style-name="P26"><text:span text:style-name="T14">#email</text:span></text:p>
        </text:list-item>
        <text:list-item>
          <text:p text:style-name="P26"><text:span text:style-name="T14">Targeting using attributes</text:span></text:p>
          <text:p text:style-name="P26">&lt;input name="email" value=""&gt;</text:p>
          <text:p text:style-name="P26"><text:span text:style-name="T7">[name="email"]</text:span></text:p>
        </text:list-item>
        <text:list-item>
          <text:p text:style-name="P26"><text:span text:style-name="T14">Targeting using class names</text:span></text:p>
          <text:p text:style-name="P26"><text:span text:style-name="T17">&lt;div class="some-class another-class"&gt;...&lt;/div&gt;</text:span></text:p>
          <text:p text:style-name="P26"><text:span text:style-name="T17">.some-class.another-class</text:span></text:p>
        </text:list-item>
        <text:list-item>
          <text:p text:style-name="P26"><text:span text:style-name="T14">Targeting using element tag</text:span></text:p>
          <text:p text:style-name="P21"><text:span text:style-name="T9">&lt;div class="username"&gt;Justin&lt;/div&gt;</text:span></text:p>
          <text:p text:style-name="P21"><text:span text:style-name="T9">&lt;span class="username"&gt;Justin&lt;/span&gt;</text:span></text:p>
          <text:p text:style-name="P26"><text:span text:style-name="T14">div.username</text:span></text:p>
          <text:p text:style-name="P26"><text:span text:style-name="T14">span.username</text:span></text:p>
        </text:list-item>
        <text:list-item>
          <text:p text:style-name="P26"><text:span text:style-name="T14">Targeting using hierarchy</text:span></text:p>
          <text:p text:style-name="P4">&lt;div class=”name”&gt;</text:p>
          <text:list>
            <text:list-header>
              <text:p text:style-name="P4">&lt;label&gt;Deekshika&lt;/label&gt;</text:p>
            </text:list-header>
          </text:list>
          <text:p text:style-name="P4">&lt;/div&gt;</text:p>
          <text:p text:style-name="P26"><text:span text:style-name="T14">.name label</text:span></text:p>
        </text:list-item>
        <text:list-item>
          <text:p text:style-name="P26"><text:span text:style-name="T14">Targeting using ordering</text:span></text:p>
          <text:p text:style-name="P4">&lt;ul class=”fruits”&gt;</text:p>
          <text:list>
            <text:list-header>
              <text:p text:style-name="P4">&lt;li&gt;Apple&lt;/li&gt;</text:p>
              <text:p text:style-name="P4">&lt;li&gt;Banana&lt;/li&gt;</text:p>
              <text:p text:style-name="P4">&lt;li&gt;Coconut&lt;/li&gt;</text:p>
            </text:list-header>
          </text:list>
          <text:p text:style-name="P4">&lt;/ul&gt;</text:p>
          <text:p text:style-name="P26"><text:soft-page-break/><text:span text:style-name="T18">.fruits li:nth-child(2)</text:span></text:p>
        </text:list-item>
      </text:list>
      <text:list xml:id="list38300649" text:continue-list="list38286493" text:style-name="L1">
        <text:list-item>
          <text:p text:style-name="P25"><text:span text:style-name="T18">What is the modular framework? </text:span></text:p>
        </text:list-item>
      </text:list>
      <text:list xml:id="list8159514851065156013" text:style-name="L17">
        <text:list-item>
          <text:p text:style-name="P22"><text:span text:style-name="T21">Driver scripts “drive” test execution</text:span></text:p>
        </text:list-item>
        <text:list-item>
          <text:p text:style-name="P22"><text:span text:style-name="T21">Interaction with the SUT done by functions in a test library</text:span></text:p>
        </text:list-item>
        <text:list-item>
          <text:p text:style-name="P22"><text:span text:style-name="T21">The objects are defined once and reusable in all test methods.</text:span></text:p>
        </text:list-item>
        <text:list-item>
          <text:p text:style-name="P22"><text:span text:style-name="T21">Small and to-the-point methods are created for individual functionalities</text:span></text:p>
        </text:list-item>
        <text:list-item>
          <text:p text:style-name="P22"><text:span text:style-name="T22">The test case is the collection of these small methods and reusable objects</text:span></text:p>
        </text:list-item>
      </text:list>
      <text:list xml:id="list38288672" text:continue-list="list38300649" text:style-name="L1">
        <text:list-item>
          <text:p text:style-name="P7"><text:span text:style-name="T23">Explain the Open source tool.</text:span></text:p>
          <text:p text:style-name="P7"><text:span text:style-name="T8">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23"> </text:span></text:p>
        </text:list-item>
        <text:list-item>
          <text:p text:style-name="P7"><text:span text:style-name="T23">What is Hybrid framework?</text:span></text:p>
        </text:list-item>
      </text:list>
      <text:list xml:id="list8195680798194152860" text:style-name="L19">
        <text:list-item>
          <text:p text:style-name="P23"><text:span text:style-name="T2">Use the combination of two or more of the above-mentioned techniques, taking from their strengths and minimizing their weaknesses.</text:span></text:p>
        </text:list-item>
        <text:list-item>
          <text:p text:style-name="P23"><text:span text:style-name="T1">The framework can use the modular approach along with either data-driven or keyword-driven framework.</text:span></text:p>
        </text:list-item>
        <text:list-item>
          <text:p text:style-name="P23"><text:span text:style-name="T1">The framework can use scripts to perform some tasks that might be too difficult to implement in a pure keyword driven approach.</text:span></text:p>
        </text:list-item>
      </text:list>
      <text:list xml:id="list38307179" text:continue-list="list38288672" text:style-name="L1">
        <text:list-item>
          <text:p text:style-name="P20">Write a name of record and replay tool.</text:p>
          <text:p text:style-name="P15">Selenium IDE, record and replay approach is popular approach among commercial tools.</text:p>
          <text:p text:style-name="P14">Its very easy to use and need no programming skills.</text:p>
        </text:list-item>
        <text:list-item>
          <text:p text:style-name="P20"><text:soft-page-break/>What is the difference between BDD and Cucumber?</text:p>
          <text:p text:style-name="P14">BDD (Behavior Driven Development) technique is a software development technique that defines the user behavior prior to writing test automation scripts or the functional pieces of code.</text:p>
          <text:p text:style-name="P27"><text:span text:style-name="T15">While, Cucumber is a framework for writing and executing high level descriptions of your software's functionality.</text:span></text:p>
          <text:p text:style-name="P27"><text:span text:style-name="T15">Cucumber plays a </text:span><text:span text:style-name="T16">central role </text:span><text:span text:style-name="T15">in a development approach called Behaviour Driven Development (BDD)</text:span></text:p>
        </text:list-item>
        <text:list-item>
          <text:p text:style-name="P28"><text:span text:style-name="T19">Can we replace the Regression testing from Test automation and how?</text:span></text:p>
          <text:p text:style-name="P16"><text:span text:style-name="T6">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text:span text:style-name="T24"> </text:span></text:p>
        </text:list-item>
        <text:list-item>
          <text:p text:style-name="P24"><text:span text:style-name="T20"><text:s/>How many ‘A’s test script has? Explain them.</text:span></text:p>
          <text:p text:style-name="P13">#1. ARRANGEMENT or Object Identification</text:p>
          <text:p text:style-name="P12">We identify objects (buttons, dropdowns etc.) either by their ids, names or by their Window Titles etc.</text:p>
          <text:p text:style-name="P12">In case of web application, we identify by user ID, or By XPath or By CSS or By Class Name etc. If nothing works, we then identify objects by using mouse coordinates (But it is not a reliable method of object identification).</text:p>
          <text:p text:style-name="P12">#2. ACTION on the Identified Object</text:p>
          <text:p text:style-name="P12">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2">#3. ASSERTION</text:p>
          <text:p text:style-name="P13">The assertion is basically checking the object with some expected result. For example, if we press 2+3 on the calculator, the screen should show 5.</text:p>
          <text:p text:style-name="P11"/>
        </text:list-item>
      </text:list>
      <text:p text:style-name="P2"><text:soft-page-break/></text:p>
      <text:p text:style-name="P2"/>
      <text:list xml:id="list328402282040078505" text:style-name="L10">
        <text:list-header>
          <text:p text:style-name="P3"/>
        </text:list-header>
      </text:list>
      <text:list xml:id="list3956012688690114515" text:style-name="L5">
        <text:list-header>
          <text:p text:style-name="P1"/>
          <text:p text:style-name="P8"/>
        </text:list-header>
      </text:list>
      <text:list xml:id="list38294839" text:continue-list="list38307179" text:style-name="L1">
        <text:list-header>
          <text:p text:style-name="P18"/>
          <text:p text:style-name="P1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ans" svg:font-family="Open-sans, sans-serif"/>
    <style:font-face style:name="OpenSymbol" svg:font-family="OpenSymbol"/>
    <style:font-face style:name="Roboto" svg:font-family="Roboto, 'Helvetica Neue', Helvetica, Arial, sans-serif"/>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54:20.81</meta:creation-date>
    <meta:generator>OpenOffice/4.1.1$Win32 OpenOffice.org_project/411m6$Build-9775</meta:generator>
    <dc:date>2018-10-16T18:10:14.19</dc:date>
    <meta:editing-duration>PT1H15M52S</meta:editing-duration>
    <meta:editing-cycles>5</meta:editing-cycles>
    <meta:document-statistic meta:table-count="0" meta:image-count="1" meta:object-count="0" meta:page-count="5" meta:paragraph-count="63" meta:word-count="703" meta:character-count="4335"/>
  </office:meta>
</office:document-meta>
</file>